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15.911cm" svg:y1="6.283cm" svg:x2="15.911cm" svg:y2="7.876cm">
          <text:p/>
        </draw:line>
        <draw:line draw:style-name="gr7" draw:text-style-name="P2" draw:layer="layout" svg:x1="5.727cm" svg:y1="6.129cm" svg:x2="15.741cm" svg:y2="7.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1:54.566089667</dc:date>
    <dc:creator>elucterio </dc:creator>
    <meta:editing-duration>PT12H31M49S</meta:editing-duration>
    <meta:editing-cycles>48</meta:editing-cycles>
    <meta:generator>LibreOffice/4.2.8.2$Linux_X86_64 LibreOffice_project/420m0$Build-2</meta:generator>
    <meta:document-statistic meta:object-count="112"/>
  </office:meta>
</office:document-meta>
</file>